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0000007AB0804A8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570000007AB0804A87A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570000007AB0804A87A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570000007AB0804A87A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570000007AB0804A87A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570000007AB0804A87A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570000007AB0804A87A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570000007AB0804A87A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570000007AB0804A87A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570000007AB0804A87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16T07:14:53.661273376</dc:date>
    <meta:editing-duration>P2DT55M22S</meta:editing-duration>
    <meta:editing-cycles>13</meta:editing-cycles>
    <meta:generator>LibreOffice/7.6.7.2$Linux_X86_64 LibreOffice_project/60$Build-2</meta:generator>
    <meta:print-date>2024-08-16T07:13:32.193837683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